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list-style-name="L1">
      <style:paragraph-properties fo:text-align="start" style:justify-single-word="false"/>
      <style:text-properties fo:font-weight="normal" style:font-weight-asian="normal" style:font-weight-complex="normal"/>
    </style:style>
    <style:style style:name="P5" style:family="paragraph" style:parent-style-name="Standard" style:list-style-name="L2">
      <style:paragraph-properties fo:text-align="start" style:justify-single-word="false"/>
      <style:text-properties fo:font-weight="normal" style:font-weight-asian="normal" style:font-weight-complex="normal"/>
    </style:style>
    <style:style style:name="P6" style:family="paragraph" style:parent-style-name="Standard" style:list-style-name="L3">
      <style:paragraph-properties fo:text-align="start" style:justify-single-word="false"/>
      <style:text-properties fo:font-weight="normal" style:font-weight-asian="normal" style:font-weight-complex="normal"/>
    </style:style>
    <style:style style:name="P7" style:family="paragraph" style:parent-style-name="Standard" style:list-style-name="L4">
      <style:paragraph-properties fo:text-align="start" style:justify-single-word="false"/>
      <style:text-properties fo:font-weight="normal" style:font-weight-asian="normal" style:font-weight-complex="normal"/>
    </style:style>
    <style:style style:name="P8" style:family="paragraph" style:parent-style-name="Standard" style:list-style-name="L2">
      <style:paragraph-properties fo:text-align="start" style:justify-single-word="false"/>
    </style:style>
    <style:style style:name="P9" style:family="paragraph" style:parent-style-name="Standard" style:list-style-name="L2">
      <style:paragraph-properties fo:text-align="start" style:justify-single-word="false"/>
      <style:text-properties style:text-position="0% 100%" fo:font-weight="bold" officeooo:rsid="000d5e0e" officeooo:paragraph-rsid="000d5e0e" style:font-weight-asian="bold" style:font-weight-complex="bold"/>
    </style:style>
    <style:style style:name="P10" style:family="paragraph" style:parent-style-name="Standard" style:list-style-name="L2">
      <style:paragraph-properties fo:text-align="start" style:justify-single-word="false"/>
      <style:text-properties style:text-position="0% 100%" fo:font-weight="normal" officeooo:rsid="000d5e0e" officeooo:paragraph-rsid="000d5e0e"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09a5ef"/>
    </style:style>
    <style:style style:name="T6" style:family="text">
      <style:text-properties officeooo:rsid="000aff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 and B+ Trees</text:p>
      <text:p text:style-name="P3"/>
      <text:p text:style-name="P2">External search</text:p>
      <text:list xml:id="list7085006061" text:style-name="L1">
        <text:list-item>
          <text:p text:style-name="P4">A search in which not all key values are present in the addressable memory.</text:p>
        </text:list-item>
        <text:list-item>
          <text:p text:style-name="P4">When the amount of data to be stored is huge, a significant quantity will have to be stored in secondary storage. Trying to access this data might result in disk I/O leading to inefficient searches.</text:p>
        </text:list-item>
        <text:list-item>
          <text:p text:style-name="P4">In this type of search the cost model of the search is defined by the number of page accesses</text:p>
        </text:list-item>
        <text:list-item>
          <text:p text:style-name="P4">B and B+ trees are used to store a index<text:span text:style-name="T5">e</text:span>s of relations of a relational database</text:p>
        </text:list-item>
      </text:list>
      <text:p text:style-name="P3"/>
      <text:p text:style-name="P2">B Trees</text:p>
      <text:list xml:id="list342295265" text:style-name="L2">
        <text:list-item>
          <text:p text:style-name="P5">A B-Tree is a generalization of balanced search trees like the 2-3 tree. It can in general have M-way nodes with M being typically large(But it must be such that a node can fit inside a a disk block. A node can now be transferred in one I/O). The M in the M-way node refers to the number of branches/links leading out of the node. This is also called the fanout of the node.</text:p>
        </text:list-item>
        <text:list-item>
          <text:p text:style-name="P5">A B-Tree of order M is a tree that is either an external k-node(with k - 1 keys value pairs) or comprises of internal k-nodes(with k - 1 key-value pairs and k links to B-trees representing each of the k intervals delimited by the <text:span text:style-name="T6">k-1 </text:span>keys), having the following structural properties: </text:p>
          <text:list>
            <text:list-item>
              <text:p text:style-name="P5">Every path from the root to an external node must be <text:span text:style-name="T6">of </text:span>the same length(perfect balance)</text:p>
            </text:list-item>
            <text:list-item>
              <text:p text:style-name="P5">k must be between 1 and M at the root, and between (M-1)/2 + 1 and M at every other node which means that a root node has between 2 to M-1 key value pairs and other nodes need to have between (M – 1)/2 to M – 1 key value pairs</text:p>
            </text:list-item>
          </text:list>
        </text:list-item>
        <text:list-item>
          <text:p text:style-name="P5">Physically the internal node is organized to alternatively contain the link and key-value fields with the first and last field containing links. Thus in a M-way node we have M links and M – 1 key-value fields. The left and right links surrounding each key(of a key-value field), say K<text:span text:style-name="T3">,</text:span> point to other nodes(internal or external) which have respectively keys lesser-than and great-than-or-equal-to K.</text:p>
        </text:list-item>
        <text:list-item>
          <text:p text:style-name="P5">Due to the huge branching factor(M) or fanout the height of the tree is extremely short giving it almost constant search time. Specifically a search for the node/block containing a key proceeds like in a typical balanced tree. Once the node has been zeroed upon, other search techniques, typically binary search, is applied to located the exact key.</text:p>
          <text:p text:style-name="P8"><text:span text:style-name="T1">The search or insertion in a B-tree of order M with N items requires between log</text:span><text:span text:style-name="T2">M</text:span><text:span text:style-name="T4">N and log</text:span><text:span text:style-name="T2">M/2 </text:span><text:span text:style-name="T4">N probes – a constant number for practical purposes</text:span></text:p>
        </text:list-item>
        <text:list-item>
          <text:p text:style-name="P9">Deletion</text:p>
          <text:list>
            <text:list-item>
              <text:p text:style-name="P10">If the element to be deleted is in a leaf</text:p>
              <text:list>
                <text:list-item>
                  <text:p text:style-name="P10">If there are extra elements in the leaf </text:p>
                  <text:list>
                    <text:list-item>
                      <text:p text:style-name="P10">delete the element</text:p>
                    </text:list-item>
                  </text:list>
                </text:list-item>
                <text:list-item>
                  <text:p text:style-name="P10">else( there are no extra elements in the leaf)</text:p>
                  <text:list>
                    <text:list-item>
                      <text:p text:style-name="P10">If there are extra elements in any immediate siblings</text:p>
                      <text:list>
                        <text:list-item>
                          <text:p text:style-name="P10">Borrow them through the parent</text:p>
                        </text:list-item>
                      </text:list>
                    </text:list-item>
                    <text:list-item>
                      <text:p text:style-name="P10">else (there aren't extra elements in any immediate siblings)</text:p>
                      <text:list>
                        <text:list-item>
                          <text:p text:style-name="P10">Merge the elements in this leaf with its left sibling through the parent</text:p>
                        </text:list-item>
                      </text:list>
                    </text:list-item>
                  </text:list>
                </text:list-item>
              </text:list>
            </text:list-item>
            <text:list-item>
              <text:p text:style-name="P10">else (element to be deleted is not in a leaf)</text:p>
              <text:list>
                <text:list-item>
                  <text:p text:style-name="P10">If there are extra elements in the node containing its successor</text:p>
                  <text:list>
                    <text:list-item>
                      <text:p text:style-name="P10">Replace it with its successor</text:p>
                    </text:list-item>
                  </text:list>
                </text:list-item>
                <text:list-item>
                  <text:p text:style-name="P10">else(No extra elements in the node containing its successor)</text:p>
                  <text:list>
                    <text:list-item>
                      <text:p text:style-name="P10">If there are extra elements in any immediate siblings</text:p>
                      <text:list>
                        <text:list-item>
                          <text:p text:style-name="P10">Borrow them through the parent</text:p>
                        </text:list-item>
                      </text:list>
                    </text:list-item>
                    <text:list-item>
                      <text:p text:style-name="P10">else (there aren't extra elements in any immediate siblings)</text:p>
                      <text:list>
                        <text:list-item>
                          <text:p text:style-name="P10"><text:soft-page-break/>Merge the elements in this leaf with its left sibling through the parent</text:p>
                        </text:list-item>
                      </text:list>
                    </text:list-item>
                  </text:list>
                </text:list-item>
              </text:list>
            </text:list-item>
          </text:list>
        </text:list-item>
      </text:list>
      <text:p text:style-name="P3"/>
      <text:p text:style-name="P2">B+ trees</text:p>
      <text:list xml:id="list153724638" text:style-name="L3">
        <text:list-item>
          <text:p text:style-name="P6">A variation of the B-Tree in which </text:p>
          <text:list>
            <text:list-item>
              <text:p text:style-name="P6">The internal nodes contain only copies of keys and links to B+ sub-trees.</text:p>
            </text:list-item>
            <text:list-item>
              <text:p text:style-name="P6">The external nodes contains all the key-value pairs.</text:p>
            </text:list-item>
          </text:list>
        </text:list-item>
        <text:list-item>
          <text:p text:style-name="P6">By having the internal nodes contain only keys and links, the space occupied by data can be used to store more keys and links potentially increasing the branching factor and thus increasing the efficiency of the search</text:p>
        </text:list-item>
        <text:list-item>
          <text:p text:style-name="P6">The disadvantage is that there are no early outs when you might have found a match in an internal node. But since both data structures have huge fan-outs, the vast majority of matches will be on leaf nodes anyway, making on average the B+ tree more efficient.</text:p>
        </text:list-item>
        <text:list-item>
          <text:p text:style-name="P6">B+Trees are much easier when it comes to looking at every piece of data that the tree indexes, since the terminal nodes form a linked list. To do a full scan with a B-Tree you need to do a full tree traversal to find all the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7-25T13:42:49</meta:creation-date>
    <dc:date>2013-02-05T16:02:09</dc:date>
    <dc:creator>Kempa </dc:creator>
    <meta:editing-duration>PT14H18M41S</meta:editing-duration>
    <meta:editing-cycles>27</meta:editing-cycles>
    <meta:generator>LibreOffice/3.6$Linux_x86 LibreOffice_project/360m1$Build-2</meta:generator>
    <meta:document-statistic meta:table-count="0" meta:image-count="0" meta:object-count="0" meta:page-count="2" meta:paragraph-count="38" meta:word-count="767" meta:character-count="4038" meta:non-whitespace-character-count="3340"/>
  </office:meta>
</office:document-meta>
</file>